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5" table:number-rows-spanned="1" office:value-type="string">
            <text:p>Number of Domestic Violence Victims</text:p>
          </table:table-cell>
          <table:covered-table-cell table:number-columns-repeated="4"/>
          <table:table-cell table:style-name="ce22" table:number-columns-spanned="5" table:number-rows-spanned="1" office:value-type="string">
            <text:p>Number of Domestic Violence Victims Per 1,000 Population</text:p>
          </table:table-cell>
          <table:covered-table-cell table:number-columns-repeated="4"/>
          <table:table-cell table:style-name="ce21" office:value-type="string">
            <text:p>Rate Percentage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Locality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string">
            <text:p>2006-201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land Co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0.7">
            <text:p>0.7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-24.1">
            <text:p>-24.1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uchanan Co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84">
            <text:p>184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6.9">
            <text:p>6.9</text:p>
          </table:table-cell>
          <table:table-cell table:style-name="ce25" table:formula="oooc:=+16.9" office:value-type="string">
            <text:p>169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arroll Co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184">
            <text:p>184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6.2">
            <text:p>6.2</text:p>
          </table:table-cell>
          <table:table-cell table:style-name="ce26" table:formula="oooc:=+21.6" office:value-type="string">
            <text:p>21.6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Dickenson Co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46">
            <text:p>46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-25.5">
            <text:p>-25.5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loyd Co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3">
            <text:p>3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-21.4">
            <text:p>-21.4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Grayson Co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9">
            <text:p>59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-13.6">
            <text:p>-13.6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Lee Co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3">
            <text:p>23</text:p>
          </table:table-cell>
          <table:table-cell table:style-name="ce21" office:value-type="float" office:value="1.2">
            <text:p>1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.9">
            <text:p>0.9</text:p>
          </table:table-cell>
          <table:table-cell table:style-name="ce21" office:value-type="float" office:value="-25">
            <text:p>-25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Russell Co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22">
            <text:p>122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-30.2">
            <text:p>-30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cott Co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9">
            <text:p>99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-10.4">
            <text:p>-10.4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myth Co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194">
            <text:p>194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-23.1">
            <text:p>-23.1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Tazewell Co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300">
            <text:p>300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6.7">
            <text:p>6.7</text:p>
          </table:table-cell>
          <table:table-cell table:style-name="ce25" table:formula="oooc:=+13.6" office:value-type="string">
            <text:p>136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Washington Co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266">
            <text:p>266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.8">
            <text:p>4.8</text:p>
          </table:table-cell>
          <table:table-cell table:style-name="ce25" table:formula="oooc:=+17.1" office:value-type="string">
            <text:p>171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Wise Co</text:p>
          </table:table-cell>
          <table:table-cell table:style-name="ce23" office:value-type="float" office:value="308">
            <text:p>308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236">
            <text:p>236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-24">
            <text:p>-24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Wythe Co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.9">
            <text:p>2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2.2">
            <text:p>2.2</text:p>
          </table:table-cell>
          <table:table-cell table:style-name="ce26" table:formula="oooc:=+15.8" office:value-type="string">
            <text:p>15.8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ristol C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176">
            <text:p>176</text:p>
          </table:table-cell>
          <table:table-cell table:style-name="ce21" office:value-type="float" office:value="12.4">
            <text:p>12.4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13.8">
            <text:p>13.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-20.2">
            <text:p>-20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Galax C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01">
            <text:p>101</text:p>
          </table:table-cell>
          <table:table-cell table:style-name="ce21" office:value-type="float" office:value="9.3">
            <text:p>9.3</text:p>
          </table:table-cell>
          <table:table-cell table:style-name="ce21" office:value-type="float" office:value="11.3">
            <text:p>11.3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13.7">
            <text:p>13.7</text:p>
          </table:table-cell>
          <table:table-cell table:style-name="ce21" office:value-type="float" office:value="14.3">
            <text:p>14.3</text:p>
          </table:table-cell>
          <table:table-cell table:style-name="ce26" table:formula="oooc:=+53.8" office:value-type="string">
            <text:p>53.8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Norton C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1">
            <text:p>41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10.4">
            <text:p>10.4</text:p>
          </table:table-cell>
          <table:table-cell table:style-name="ce25" table:formula="oooc:=+62.5" office:value-type="string">
            <text:p>625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2188">
            <text:p>2,188</text:p>
          </table:table-cell>
          <table:table-cell table:style-name="ce23" office:value-type="float" office:value="2239">
            <text:p>2,239</text:p>
          </table:table-cell>
          <table:table-cell table:style-name="ce23" office:value-type="float" office:value="2267">
            <text:p>2,267</text:p>
          </table:table-cell>
          <table:table-cell table:style-name="ce23" office:value-type="float" office:value="2135">
            <text:p>2,135</text:p>
          </table:table-cell>
          <table:table-cell table:style-name="ce23" office:value-type="float" office:value="2123">
            <text:p>2,123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-3.8">
            <text:p>-3.8</text:p>
          </table:table-cell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6" table:style-name="ce21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